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ta1" style:family="table" style:master-page-name="PageStyle_5f_Line - Tach vs Rule">
      <style:table-properties table:display="true" style:writing-mode="lr-tb"/>
    </style:style>
    <style:style style:name="ta2" style:family="table" style:master-page-name="PageStyle_5f_Line - Tach vs Rule - Analysis">
      <style:table-properties table:display="true" style:writing-mode="lr-tb"/>
    </style:style>
    <style:style style:name="ta3" style:family="table" style:master-page-name="PageStyle_5f_Line - Tach vs Sensors - Raw Da">
      <style:table-properties table:display="true" style:writing-mode="lr-tb"/>
    </style:style>
    <style:style style:name="ta4" style:family="table" style:master-page-name="PageStyle_5f_Line - Tach vs Sensors - Signif">
      <style:table-properties table:display="true" style:writing-mode="lr-tb"/>
    </style:style>
    <style:style style:name="ta5" style:family="table" style:master-page-name="PageStyle_5f_Line - Tach vs Sensors - Analys">
      <style:table-properties table:display="true" style:writing-mode="lr-tb"/>
    </style:style>
    <style:style style:name="ta6" style:family="table" style:master-page-name="PageStyle_5f_Rotation - Tach vs Rule">
      <style:table-properties table:display="true" style:writing-mode="lr-tb"/>
    </style:style>
    <style:style style:name="ta7" style:family="table" style:master-page-name="PageStyle_5f_Rotaion - Tach vs Rule - Analys">
      <style:table-properties table:display="true" style:writing-mode="lr-tb"/>
    </style:style>
    <style:style style:name="ta8" style:family="table" style:master-page-name="PageStyle_5f_Rotation - Tach vs Sensor">
      <style:table-properties table:display="true" style:writing-mode="lr-tb"/>
    </style:style>
    <style:style style:name="ta9" style:family="table" style:master-page-name="PageStyle_5f_Rotation - Tach vs Sensor - An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ine - Tach vs Rule" table:style-name="ta1" table:print="false">
        <office:forms form:automatic-focus="false" form:apply-design-mode="false"/>
        <table:table-column table:style-name="co1" table:number-columns-repeated="21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Power</text:p>
          </table:table-cell>
          <table:table-cell table:style-name="ce21" office:value-type="string">
            <text:p>Tach X</text:p>
          </table:table-cell>
          <table:table-cell table:style-name="ce21" office:value-type="string">
            <text:p>Tach Y</text:p>
          </table:table-cell>
          <table:table-cell table:style-name="ce21" office:value-type="string">
            <text:p>Tach Heading</text:p>
          </table:table-cell>
          <table:table-cell table:style-name="ce21" office:value-type="string">
            <text:p>Ruler X</text:p>
          </table:table-cell>
          <table:table-cell table:style-name="ce21" office:value-type="string">
            <text:p>Ruler Y</text:p>
          </table:table-cell>
          <table:table-cell table:style-name="ce21" office:value-type="string">
            <text:p>Normalized X Diff (Ruler-Tach)</text:p>
          </table:table-cell>
          <table:table-cell table:style-name="ce21" office:value-type="string">
            <text:p>Normalized Y Diff (Ruler-Tach)</text:p>
          </table:table-cell>
          <table:table-cell table:number-columns-repeated="12" table:style-name="ce21"/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8.5">
            <text:p>58.5</text:p>
          </table:table-cell>
          <table:table-cell table:style-name="ce22" office:value-type="float" office:value="24.2">
            <text:p>24.2</text:p>
          </table:table-cell>
          <table:table-cell table:style-name="ce22" office:value-type="float" office:value="77.6">
            <text:p>77.6</text:p>
          </table:table-cell>
          <table:table-cell table:style-name="ce22" table:formula="oooc:=(ABS(([.F2]-[.C2]))/[.F2])*100" office:value-type="float" office:value="17.355371900826444">
            <text:p>17.3553719</text:p>
          </table:table-cell>
          <table:table-cell table:style-name="ce22" table:formula="oooc:=(ABS(([.G2]-[.D2]))/[.G2])*100" office:value-type="float" office:value="0.5154639175257806">
            <text:p>0.515463918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2.3">
            <text:p>22.3</text:p>
          </table:table-cell>
          <table:table-cell table:style-name="ce22" office:value-type="float" office:value="76.9">
            <text:p>76.9</text:p>
          </table:table-cell>
          <table:table-cell table:style-name="ce22" table:formula="oooc:=(ABS(([.F3]-[.C3]))/[.F3])*100" office:value-type="float" office:value="1.345291479820631">
            <text:p>1.34529148</text:p>
          </table:table-cell>
          <table:table-cell table:style-name="ce22" table:formula="oooc:=(ABS(([.G3]-[.D3]))/[.G3])*100" office:value-type="float" office:value="0.13003901170350365">
            <text:p>0.130039012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0.9">
            <text:p>20.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7.8">
            <text:p>57.8</text:p>
          </table:table-cell>
          <table:table-cell table:style-name="ce22" office:value-type="float" office:value="26.1">
            <text:p>26.1</text:p>
          </table:table-cell>
          <table:table-cell table:style-name="ce22" office:value-type="float" office:value="76.3">
            <text:p>76.3</text:p>
          </table:table-cell>
          <table:table-cell table:style-name="ce22" table:formula="oooc:=(ABS(([.F4]-[.C4]))/[.F4])*100" office:value-type="float" office:value="19.923371647509587">
            <text:p>19.92337165</text:p>
          </table:table-cell>
          <table:table-cell table:style-name="ce22" table:formula="oooc:=(ABS(([.G4]-[.D4]))/[.G4])*100" office:value-type="float" office:value="2.2280471821756263">
            <text:p>2.228047182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.5">
            <text:p>11.5</text:p>
          </table:table-cell>
          <table:table-cell table:style-name="ce22" office:value-type="float" office:value="64.1">
            <text:p>64.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4.3">
            <text:p>64.3</text:p>
          </table:table-cell>
          <table:table-cell table:style-name="ce22" table:formula="oooc:=(ABS(([.F5]-[.C5]))/[.F5])*100" office:value-type="float" office:value="17.857142857142858">
            <text:p>17.85714286</text:p>
          </table:table-cell>
          <table:table-cell table:style-name="ce22" table:formula="oooc:=(ABS(([.G5]-[.D5]))/[.G5])*100" office:value-type="float" office:value="0.3110419906687447">
            <text:p>0.311041991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.8">
            <text:p>11.8</text:p>
          </table:table-cell>
          <table:table-cell table:style-name="ce22" office:value-type="float" office:value="63.9">
            <text:p>63.9</text:p>
          </table:table-cell>
          <table:table-cell table:style-name="ce22" office:value-type="float" office:value="66.3">
            <text:p>66.3</text:p>
          </table:table-cell>
          <table:table-cell table:style-name="ce22" office:value-type="float" office:value="13.9">
            <text:p>13.9</text:p>
          </table:table-cell>
          <table:table-cell table:style-name="ce22" office:value-type="float" office:value="63.7">
            <text:p>63.7</text:p>
          </table:table-cell>
          <table:table-cell table:style-name="ce22" table:formula="oooc:=(ABS(([.F6]-[.C6]))/[.F6])*100" office:value-type="float" office:value="15.107913669064747">
            <text:p>15.10791367</text:p>
          </table:table-cell>
          <table:table-cell table:style-name="ce22" table:formula="oooc:=(ABS(([.G6]-[.D6]))/[.G6])*100" office:value-type="float" office:value="0.3139717425431644">
            <text:p>0.313971743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3.5">
            <text:p>13.5</text:p>
          </table:table-cell>
          <table:table-cell table:style-name="ce22" office:value-type="float" office:value="63.3">
            <text:p>63.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3.5">
            <text:p>13.5</text:p>
          </table:table-cell>
          <table:table-cell table:style-name="ce22" office:value-type="float" office:value="64">
            <text:p>64</text:p>
          </table:table-cell>
          <table:table-cell table:style-name="ce22" table:formula="oooc:=(ABS(([.F7]-[.C7]))/[.F7])*100" office:value-type="float" office:value="0">
            <text:p>0</text:p>
          </table:table-cell>
          <table:table-cell table:style-name="ce22" table:formula="oooc:=(ABS(([.G7]-[.D7]))/[.G7])*100" office:value-type="float" office:value="1.0937500000000044">
            <text:p>1.09375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.4">
            <text:p>47.4</text:p>
          </table:table-cell>
          <table:table-cell table:style-name="ce22" office:value-type="float" office:value="73.5">
            <text:p>73.5</text:p>
          </table:table-cell>
          <table:table-cell table:style-name="ce22" office:value-type="float" office:value="7.3">
            <text:p>7.3</text:p>
          </table:table-cell>
          <table:table-cell table:style-name="ce22" table:formula="oooc:=50-2.3" office:value-type="float" office:value="47.7">
            <text:p>47.7</text:p>
          </table:table-cell>
          <table:table-cell table:style-name="ce22" table:formula="oooc:=(ABS(([.F8]-[.C8]))/[.F8])*100" office:value-type="float" office:value="17.80821917808219">
            <text:p>17.80821918</text:p>
          </table:table-cell>
          <table:table-cell table:style-name="ce22" table:formula="oooc:=(ABS(([.G8]-[.D8]))/[.G8])*100" office:value-type="float" office:value="0.6289308176100717">
            <text:p>0.628930818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.6">
            <text:p>5.6</text:p>
          </table:table-cell>
          <table:table-cell table:style-name="ce22" office:value-type="float" office:value="47.3">
            <text:p>47.3</text:p>
          </table:table-cell>
          <table:table-cell table:style-name="ce22" office:value-type="float" office:value="74">
            <text:p>74</text:p>
          </table:table-cell>
          <table:table-cell table:style-name="ce22" table:formula="oooc:=10-4.3" office:value-type="float" office:value="5.7">
            <text:p>5.7</text:p>
          </table:table-cell>
          <table:table-cell table:style-name="ce22" office:value-type="float" office:value="48">
            <text:p>48</text:p>
          </table:table-cell>
          <table:table-cell table:style-name="ce22" table:formula="oooc:=(ABS(([.F9]-[.C9]))/[.F9])*100" office:value-type="float" office:value="1.75438596491229">
            <text:p>1.754385965</text:p>
          </table:table-cell>
          <table:table-cell table:style-name="ce22" table:formula="oooc:=(ABS(([.G9]-[.D9]))/[.G9])*100" office:value-type="float" office:value="1.4583333333333393">
            <text:p>1.458333333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.9">
            <text:p>5.9</text:p>
          </table:table-cell>
          <table:table-cell table:style-name="ce22" office:value-type="float" office:value="47.2">
            <text:p>47.2</text:p>
          </table:table-cell>
          <table:table-cell table:style-name="ce22" office:value-type="float" office:value="73.3">
            <text:p>73.3</text:p>
          </table:table-cell>
          <table:table-cell table:style-name="ce22" office:value-type="float" office:value="7.3">
            <text:p>7.3</text:p>
          </table:table-cell>
          <table:table-cell table:style-name="ce22" office:value-type="float" office:value="47.3">
            <text:p>47.3</text:p>
          </table:table-cell>
          <table:table-cell table:style-name="ce22" table:formula="oooc:=(ABS(([.F10]-[.C10]))/[.F10])*100" office:value-type="float" office:value="19.178082191780817">
            <text:p>19.17808219</text:p>
          </table:table-cell>
          <table:table-cell table:style-name="ce22" table:formula="oooc:=(ABS(([.G10]-[.D10]))/[.G10])*100" office:value-type="float" office:value="0.21141649048624592">
            <text:p>0.21141649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.1">
            <text:p>2.1</text:p>
          </table:table-cell>
          <table:table-cell table:style-name="ce22" office:value-type="float" office:value="28.6">
            <text:p>28.6</text:p>
          </table:table-cell>
          <table:table-cell table:style-name="ce22" office:value-type="float" office:value="80.8">
            <text:p>80.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.2">
            <text:p>29.2</text:p>
          </table:table-cell>
          <table:table-cell table:style-name="ce22" table:formula="oooc:=(ABS(([.F11]-[.C11]))/[.F11])*100" office:value-type="float" office:value="30">
            <text:p>30</text:p>
          </table:table-cell>
          <table:table-cell table:style-name="ce22" table:formula="oooc:=(ABS(([.G11]-[.D11]))/[.G11])*100" office:value-type="float" office:value="2.054794520547938">
            <text:p>2.054794521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.4">
            <text:p>28.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29">
            <text:p>29</text:p>
          </table:table-cell>
          <table:table-cell table:style-name="ce22" table:formula="oooc:=(ABS(([.F12]-[.C12]))/[.F12])*100" office:value-type="float" office:value="122.22222222222223">
            <text:p>122.2222222</text:p>
          </table:table-cell>
          <table:table-cell table:style-name="ce22" table:formula="oooc:=(ABS(([.G12]-[.D12]))/[.G12])*100" office:value-type="float" office:value="2.0689655172413843">
            <text:p>2.068965517</text:p>
          </table:table-cell>
        </table:table-row>
        <table:table-row table:style-name="ro3"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28.7">
            <text:p>28.7</text:p>
          </table:table-cell>
          <table:table-cell table:style-name="ce22" office:value-type="float" office:value="82.3">
            <text:p>82.3</text:p>
          </table:table-cell>
          <table:table-cell table:style-name="ce22" office:value-type="float" office:value="2.5">
            <text:p>2.5</text:p>
          </table:table-cell>
          <table:table-cell table:style-name="ce22" office:value-type="float" office:value="29">
            <text:p>29</text:p>
          </table:table-cell>
          <table:table-cell table:style-name="ce22" table:formula="oooc:=(ABS(([.F13]-[.C13]))/[.F13])*100" office:value-type="float" office:value="32">
            <text:p>32</text:p>
          </table:table-cell>
          <table:table-cell table:style-name="ce22" table:formula="oooc:=(ABS(([.G13]-[.D13]))/[.G13])*100" office:value-type="float" office:value="1.0344827586206922">
            <text:p>1.034482759</text:p>
          </table:table-cell>
        </table:table-row>
      </table:table>
      <table:table table:name="Line - Tach vs Rule - Analysis" table:style-name="ta2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2" table:default-cell-style-name="ce15" table:number-columns-repeated="236"/>
        <table:table-row table:style-name="ro3">
          <table:table-cell table:style-name="ce21" office:value-type="string">
            <text:p>Power</text:p>
          </table:table-cell>
          <table:table-cell table:style-name="ce21" office:value-type="string">
            <text:p>X Error</text:p>
          </table:table-cell>
          <table:table-cell table:style-name="ce21" office:value-type="string">
            <text:p>Y Error</text:p>
          </table:table-cell>
        </table:table-row>
        <table:table-row table:style-name="ro3">
          <table:table-cell table:style-name="ce22" office:value-type="float" office:value="100">
            <text:p>100</text:p>
          </table:table-cell>
          <table:table-cell table:style-name="ce22" table:formula="oooc:=AVERAGE(['Line - Tach vs Rule'.H2:.H4])" office:value-type="float" office:value="12.874678342718887">
            <text:p>12.87467834</text:p>
          </table:table-cell>
          <table:table-cell table:style-name="ce22" table:formula="oooc:=AVERAGE(['Line - Tach vs Rule'.I2:.I4])" office:value-type="float" office:value="0.9578500371349702">
            <text:p>0.957850037</text:p>
          </table:table-cell>
        </table:table-row>
        <table:table-row table:style-name="ro3">
          <table:table-cell table:style-name="ce22" office:value-type="float" office:value="90">
            <text:p>90</text:p>
          </table:table-cell>
          <table:table-cell table:style-name="ce22" table:formula="oooc:=AVERAGE(['Line - Tach vs Rule'.H5:.H7])" office:value-type="float" office:value="10.988352175402534">
            <text:p>10.98835218</text:p>
          </table:table-cell>
          <table:table-cell table:style-name="ce22" table:formula="oooc:=AVERAGE(['Line - Tach vs Rule'.I5:.I7])" office:value-type="float" office:value="0.5729212444039712">
            <text:p>0.572921244</text:p>
          </table:table-cell>
        </table:table-row>
        <table:table-row table:style-name="ro3">
          <table:table-cell table:style-name="ce22" office:value-type="float" office:value="80">
            <text:p>80</text:p>
          </table:table-cell>
          <table:table-cell table:style-name="ce22" table:formula="oooc:=AVERAGE(['Line - Tach vs Rule'.H8:.H10])" office:value-type="float" office:value="12.9135624449251">
            <text:p>12.91356244</text:p>
          </table:table-cell>
          <table:table-cell table:style-name="ce22" table:formula="oooc:=AVERAGE(['Line - Tach vs Rule'.I8:.I10])" office:value-type="float" office:value="0.7662268804765523">
            <text:p>0.76622688</text:p>
          </table:table-cell>
        </table:table-row>
        <table:table-row table:style-name="ro3">
          <table:table-cell table:style-name="ce22" office:value-type="float" office:value="70">
            <text:p>70</text:p>
          </table:table-cell>
          <table:table-cell table:style-name="ce22" table:formula="oooc:=AVERAGE(['Line - Tach vs Rule'.H11:.H13])" office:value-type="float" office:value="61.40740740740741">
            <text:p>61.40740741</text:p>
          </table:table-cell>
          <table:table-cell table:style-name="ce22" table:formula="oooc:=AVERAGE(['Line - Tach vs Rule'.I11:.I13])" office:value-type="float" office:value="1.7194142654700049">
            <text:p>1.719414265</text:p>
          </table:table-cell>
        </table:table-row>
      </table:table>
      <table:table table:name="Line - Tach vs Sensors - Raw Da" table:style-name="ta3" table:print="false">
        <office:forms form:automatic-focus="false" form:apply-design-mode="false"/>
        <table:table-column table:style-name="co3" table:number-columns-repeated="19" table:default-cell-style-name="ce-1"/>
        <table:table-column table:style-name="co3" table:default-cell-style-name="ce15" table:number-columns-repeated="237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Power</text:p>
          </table:table-cell>
          <table:table-cell table:style-name="ce21" office:value-type="string">
            <text:p>Tach X</text:p>
          </table:table-cell>
          <table:table-cell table:style-name="ce21" office:value-type="string">
            <text:p>Tach Y</text:p>
          </table:table-cell>
          <table:table-cell table:style-name="ce21" office:value-type="string">
            <text:p>Dist Sensor X</text:p>
          </table:table-cell>
          <table:table-cell table:style-name="ce21" office:value-type="string">
            <text:p>Dist Sensor Y</text:p>
          </table:table-cell>
          <table:table-cell table:style-name="ce21" office:value-type="string">
            <text:p>X Diff (Sensor-Tach)</text:p>
          </table:table-cell>
          <table:table-cell table:style-name="ce21" office:value-type="string">
            <text:p>Y Diff (Sensor-Tach)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7.4">
            <text:p>47.4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10">
            <text:p>410</text:p>
          </table:table-cell>
          <table:table-cell table:style-name="ce22" table:formula="oooc:=ABS(([.E2]-[.C2]))" office:value-type="float" office:value="12.600000000000001">
            <text:p>12.6</text:p>
          </table:table-cell>
          <table:table-cell table:style-name="ce22" table:formula="oooc:=ABS(([.F2]-[.D2]))" office:value-type="float" office:value="37">
            <text:p>3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9.5">
            <text:p>39.5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19">
            <text:p>319</text:p>
          </table:table-cell>
          <table:table-cell table:style-name="ce22" table:formula="oooc:=ABS(([.E3]-[.C3]))" office:value-type="float" office:value="20.5">
            <text:p>20.5</text:p>
          </table:table-cell>
          <table:table-cell table:style-name="ce22" table:formula="oooc:=ABS(([.F3]-[.D3]))" office:value-type="float" office:value="57">
            <text:p>5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2.5">
            <text:p>42.5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4">
            <text:p>334</text:p>
          </table:table-cell>
          <table:table-cell table:style-name="ce22" table:formula="oooc:=ABS(([.E4]-[.C4]))" office:value-type="float" office:value="27.5">
            <text:p>27.5</text:p>
          </table:table-cell>
          <table:table-cell table:style-name="ce22" table:formula="oooc:=ABS(([.F4]-[.D4]))" office:value-type="float" office:value="39">
            <text:p>39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7.6">
            <text:p>17.6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58">
            <text:p>258</text:p>
          </table:table-cell>
          <table:table-cell table:style-name="ce22" table:formula="oooc:=ABS(([.E5]-[.C5]))" office:value-type="float" office:value="12.399999999999999">
            <text:p>12.4</text:p>
          </table:table-cell>
          <table:table-cell table:style-name="ce22" table:formula="oooc:=ABS(([.F5]-[.D5]))" office:value-type="float" office:value="44">
            <text:p>44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5.5">
            <text:p>25.5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00">
            <text:p>300</text:p>
          </table:table-cell>
          <table:table-cell table:style-name="ce22" table:formula="oooc:=ABS(([.E6]-[.C6]))" office:value-type="float" office:value="4.5">
            <text:p>4.5</text:p>
          </table:table-cell>
          <table:table-cell table:style-name="ce22" table:formula="oooc:=ABS(([.F6]-[.D6]))" office:value-type="float" office:value="2">
            <text:p>2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6.5">
            <text:p>26.5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8">
            <text:p>258</text:p>
          </table:table-cell>
          <table:table-cell table:style-name="ce22" table:formula="oooc:=ABS(([.E7]-[.C7]))" office:value-type="float" office:value="13.5">
            <text:p>13.5</text:p>
          </table:table-cell>
          <table:table-cell table:style-name="ce22" table:formula="oooc:=ABS(([.F7]-[.D7]))" office:value-type="float" office:value="44">
            <text:p>44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3.9">
            <text:p>13.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0">
            <text:p>150</text:p>
          </table:table-cell>
          <table:table-cell table:style-name="ce22" table:formula="oooc:=ABS(([.E8]-[.C8]))" office:value-type="float" office:value="6.1">
            <text:p>6.1</text:p>
          </table:table-cell>
          <table:table-cell table:style-name="ce22" table:formula="oooc:=ABS(([.F8]-[.D8]))" office:value-type="float" office:value="72">
            <text:p>72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99">
            <text:p>199</text:p>
          </table:table-cell>
          <table:table-cell table:style-name="ce22" table:formula="oooc:=ABS(([.E9]-[.C9]))" office:value-type="float" office:value="5">
            <text:p>5</text:p>
          </table:table-cell>
          <table:table-cell table:style-name="ce22" table:formula="oooc:=ABS(([.F9]-[.D9]))" office:value-type="float" office:value="22">
            <text:p>22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.18">
            <text:p>9.18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2">
            <text:p>172</text:p>
          </table:table-cell>
          <table:table-cell table:style-name="ce22" table:formula="oooc:=ABS(([.E10]-[.C10]))" office:value-type="float" office:value="0.8200000000000003">
            <text:p>0.82</text:p>
          </table:table-cell>
          <table:table-cell table:style-name="ce22" table:formula="oooc:=ABS(([.F10]-[.D10]))" office:value-type="float" office:value="50">
            <text:p>50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.06">
            <text:p>3.0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0">
            <text:p>150</text:p>
          </table:table-cell>
          <table:table-cell table:style-name="ce22" table:formula="oooc:=ABS(([.E11]-[.C11]))" office:value-type="float" office:value="6.9399999999999995">
            <text:p>6.94</text:p>
          </table:table-cell>
          <table:table-cell table:style-name="ce22" table:formula="oooc:=ABS(([.F11]-[.D11]))" office:value-type="float" office:value="17">
            <text:p>1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.9">
            <text:p>3.9</text:p>
          </table:table-cell>
          <table:table-cell table:style-name="ce22" office:value-type="float" office:value="133.6">
            <text:p>133.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1">
            <text:p>81</text:p>
          </table:table-cell>
          <table:table-cell table:style-name="ce22" table:formula="oooc:=ABS(([.E12]-[.C12]))" office:value-type="float" office:value="6.1">
            <text:p>6.1</text:p>
          </table:table-cell>
          <table:table-cell table:style-name="ce22" table:formula="oooc:=ABS(([.F12]-[.D12]))" office:value-type="float" office:value="52.599999999999994">
            <text:p>52.6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.9">
            <text:p>1.9</text:p>
          </table:table-cell>
          <table:table-cell table:style-name="ce22" office:value-type="float" office:value="131.7">
            <text:p>131.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1">
            <text:p>81</text:p>
          </table:table-cell>
          <table:table-cell table:style-name="ce22" table:formula="oooc:=ABS(([.E13]-[.C13]))" office:value-type="float" office:value="8.1">
            <text:p>8.1</text:p>
          </table:table-cell>
          <table:table-cell table:style-name="ce22" table:formula="oooc:=ABS(([.F13]-[.D13]))" office:value-type="float" office:value="50.69999999999999">
            <text:p>50.7</text:p>
          </table:table-cell>
        </table:table-row>
      </table:table>
      <table:table table:name="Line - Tach vs Sensors - Signif" table:style-name="ta4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4" table:default-cell-style-name="ce15" table:number-columns-repeated="236"/>
        <table:table-row table:style-name="ro2">
          <table:table-cell table:style-name="ce22" table:formula="oooc:=['Line - Tach vs Sensors - Raw Da'.A1]" office:value-type="string">
            <text:p>Time</text:p>
          </table:table-cell>
          <table:table-cell table:style-name="ce22" table:formula="oooc:=['Line - Tach vs Sensors - Raw Da'.B1]" office:value-type="string">
            <text:p>Power</text:p>
          </table:table-cell>
          <table:table-cell table:style-name="ce22" table:formula="oooc:=['Line - Tach vs Sensors - Raw Da'.C1]" office:value-type="string">
            <text:p>Tach X</text:p>
          </table:table-cell>
          <table:table-cell table:style-name="ce22" table:formula="oooc:=['Line - Tach vs Sensors - Raw Da'.D1]" office:value-type="string">
            <text:p>Tach Y</text:p>
          </table:table-cell>
          <table:table-cell table:style-name="ce22" table:formula="oooc:=['Line - Tach vs Sensors - Raw Da'.E1]" office:value-type="string">
            <text:p>Dist Sensor X</text:p>
          </table:table-cell>
          <table:table-cell table:style-name="ce22" table:formula="oooc:=['Line - Tach vs Sensors - Raw Da'.F1]" office:value-type="string">
            <text:p>Dist Sensor Y</text:p>
          </table:table-cell>
          <table:table-cell table:style-name="ce22" office:value-type="string">
            <text:p>Normalized X Diff (Sensor-Tach)</text:p>
          </table:table-cell>
          <table:table-cell table:style-name="ce22" office:value-type="string">
            <text:p>Normalized Y Diff (Sensor-Tach)</text:p>
          </table:table-cell>
          <table:table-cell table:style-name="ce22" office:value-type="string">
            <text:p>
</text:p>
          </table:table-cell>
        </table:table-row>
        <table:table-row table:style-name="ro3">
          <table:table-cell table:style-name="ce22" table:formula="oooc:=['Line - Tach vs Sensors - Raw Da'.A2]" office:value-type="float" office:value="1">
            <text:p>1</text:p>
          </table:table-cell>
          <table:table-cell table:style-name="ce22" table:formula="oooc:=['Line - Tach vs Sensors - Raw Da'.B2]" office:value-type="float" office:value="100">
            <text:p>100</text:p>
          </table:table-cell>
          <table:table-cell table:style-name="ce22" table:formula="oooc:=ROUND(((['Line - Tach vs Sensors - Raw Da'.C2])/10);0)" office:value-type="float" office:value="5">
            <text:p>5</text:p>
          </table:table-cell>
          <table:table-cell table:style-name="ce22" table:formula="oooc:=ROUND(((['Line - Tach vs Sensors - Raw Da'.D2])/10);0)" office:value-type="float" office:value="37">
            <text:p>37</text:p>
          </table:table-cell>
          <table:table-cell table:style-name="ce22" table:formula="oooc:=(['Line - Tach vs Sensors - Raw Da'.E2])/10" office:value-type="float" office:value="6">
            <text:p>6</text:p>
          </table:table-cell>
          <table:table-cell table:style-name="ce22" table:formula="oooc:=ROUND(((['Line - Tach vs Sensors - Raw Da'.F2])/10);0)" office:value-type="float" office:value="41">
            <text:p>41</text:p>
          </table:table-cell>
          <table:table-cell table:style-name="ce22" table:formula="oooc:=(ABS(([.E2]-[.C2]))/[.E2])*10" office:value-type="float" office:value="1.6666666666666665">
            <text:p>1.666666667</text:p>
          </table:table-cell>
          <table:table-cell table:style-name="ce22" table:formula="oooc:=(ABS(([.F2]-[.D2]))/[.F2])*10" office:value-type="float" office:value="0.975609756097561">
            <text:p>0.975609756</text:p>
          </table:table-cell>
        </table:table-row>
        <table:table-row table:style-name="ro3">
          <table:table-cell table:style-name="ce22" table:formula="oooc:=['Line - Tach vs Sensors - Raw Da'.A3]" office:value-type="float" office:value="1">
            <text:p>1</text:p>
          </table:table-cell>
          <table:table-cell table:style-name="ce22" table:formula="oooc:=['Line - Tach vs Sensors - Raw Da'.B3]" office:value-type="float" office:value="100">
            <text:p>100</text:p>
          </table:table-cell>
          <table:table-cell table:style-name="ce22" table:formula="oooc:=ROUND(((['Line - Tach vs Sensors - Raw Da'.C3])/10);0)" office:value-type="float" office:value="4">
            <text:p>4</text:p>
          </table:table-cell>
          <table:table-cell table:style-name="ce22" table:formula="oooc:=ROUND(((['Line - Tach vs Sensors - Raw Da'.D3])/10);0)" office:value-type="float" office:value="38">
            <text:p>38</text:p>
          </table:table-cell>
          <table:table-cell table:style-name="ce22" table:formula="oooc:=(['Line - Tach vs Sensors - Raw Da'.E3])/10" office:value-type="float" office:value="6">
            <text:p>6</text:p>
          </table:table-cell>
          <table:table-cell table:style-name="ce22" table:formula="oooc:=ROUND(((['Line - Tach vs Sensors - Raw Da'.F3])/10);0)" office:value-type="float" office:value="32">
            <text:p>32</text:p>
          </table:table-cell>
          <table:table-cell table:style-name="ce22" table:formula="oooc:=(ABS(([.E3]-[.C3]))/[.E3])*10" office:value-type="float" office:value="3.333333333333333">
            <text:p>3.333333333</text:p>
          </table:table-cell>
          <table:table-cell table:style-name="ce22" table:formula="oooc:=(ABS(([.F3]-[.D3]))/[.F3])*10" office:value-type="float" office:value="1.875">
            <text:p>1.875</text:p>
          </table:table-cell>
        </table:table-row>
        <table:table-row table:style-name="ro3">
          <table:table-cell table:style-name="ce22" table:formula="oooc:=['Line - Tach vs Sensors - Raw Da'.A4]" office:value-type="float" office:value="1">
            <text:p>1</text:p>
          </table:table-cell>
          <table:table-cell table:style-name="ce22" table:formula="oooc:=['Line - Tach vs Sensors - Raw Da'.B4]" office:value-type="float" office:value="100">
            <text:p>100</text:p>
          </table:table-cell>
          <table:table-cell table:style-name="ce22" table:formula="oooc:=ROUND(((['Line - Tach vs Sensors - Raw Da'.C4])/10);0)" office:value-type="float" office:value="4">
            <text:p>4</text:p>
          </table:table-cell>
          <table:table-cell table:style-name="ce22" table:formula="oooc:=ROUND(((['Line - Tach vs Sensors - Raw Da'.D4])/10);0)" office:value-type="float" office:value="37">
            <text:p>37</text:p>
          </table:table-cell>
          <table:table-cell table:style-name="ce22" table:formula="oooc:=(['Line - Tach vs Sensors - Raw Da'.E4])/10" office:value-type="float" office:value="7">
            <text:p>7</text:p>
          </table:table-cell>
          <table:table-cell table:style-name="ce22" table:formula="oooc:=ROUND(((['Line - Tach vs Sensors - Raw Da'.F4])/10);0)" office:value-type="float" office:value="33">
            <text:p>33</text:p>
          </table:table-cell>
          <table:table-cell table:style-name="ce22" table:formula="oooc:=(ABS(([.E4]-[.C4]))/[.E4])*10" office:value-type="float" office:value="4.285714285714286">
            <text:p>4.285714286</text:p>
          </table:table-cell>
          <table:table-cell table:style-name="ce22" table:formula="oooc:=(ABS(([.F4]-[.D4]))/[.F4])*10" office:value-type="float" office:value="1.2121212121212122">
            <text:p>1.212121212</text:p>
          </table:table-cell>
        </table:table-row>
        <table:table-row table:style-name="ro3">
          <table:table-cell table:style-name="ce22" table:formula="oooc:=['Line - Tach vs Sensors - Raw Da'.A5]" office:value-type="float" office:value="1">
            <text:p>1</text:p>
          </table:table-cell>
          <table:table-cell table:style-name="ce22" table:formula="oooc:=['Line - Tach vs Sensors - Raw Da'.B5]" office:value-type="float" office:value="90">
            <text:p>90</text:p>
          </table:table-cell>
          <table:table-cell table:style-name="ce22" table:formula="oooc:=ROUND(((['Line - Tach vs Sensors - Raw Da'.C5])/10);0)" office:value-type="float" office:value="2">
            <text:p>2</text:p>
          </table:table-cell>
          <table:table-cell table:style-name="ce22" table:formula="oooc:=ROUND(((['Line - Tach vs Sensors - Raw Da'.D5])/10);0)" office:value-type="float" office:value="30">
            <text:p>30</text:p>
          </table:table-cell>
          <table:table-cell table:style-name="ce22" table:formula="oooc:=(['Line - Tach vs Sensors - Raw Da'.E5])/10" office:value-type="float" office:value="3">
            <text:p>3</text:p>
          </table:table-cell>
          <table:table-cell table:style-name="ce22" table:formula="oooc:=ROUND(((['Line - Tach vs Sensors - Raw Da'.F5])/10);0)" office:value-type="float" office:value="26">
            <text:p>26</text:p>
          </table:table-cell>
          <table:table-cell table:style-name="ce22" table:formula="oooc:=(ABS(([.E5]-[.C5]))/[.E5])*10" office:value-type="float" office:value="3.333333333333333">
            <text:p>3.333333333</text:p>
          </table:table-cell>
          <table:table-cell table:style-name="ce22" table:formula="oooc:=(ABS(([.F5]-[.D5]))/[.F5])*10" office:value-type="float" office:value="1.5384615384615385">
            <text:p>1.538461538</text:p>
          </table:table-cell>
        </table:table-row>
        <table:table-row table:style-name="ro3">
          <table:table-cell table:style-name="ce22" table:formula="oooc:=['Line - Tach vs Sensors - Raw Da'.A6]" office:value-type="float" office:value="1">
            <text:p>1</text:p>
          </table:table-cell>
          <table:table-cell table:style-name="ce22" table:formula="oooc:=['Line - Tach vs Sensors - Raw Da'.B6]" office:value-type="float" office:value="90">
            <text:p>90</text:p>
          </table:table-cell>
          <table:table-cell table:style-name="ce22" table:formula="oooc:=ROUND(((['Line - Tach vs Sensors - Raw Da'.C6])/10);0)" office:value-type="float" office:value="3">
            <text:p>3</text:p>
          </table:table-cell>
          <table:table-cell table:style-name="ce22" table:formula="oooc:=ROUND(((['Line - Tach vs Sensors - Raw Da'.D6])/10);0)" office:value-type="float" office:value="30">
            <text:p>30</text:p>
          </table:table-cell>
          <table:table-cell table:style-name="ce22" table:formula="oooc:=(['Line - Tach vs Sensors - Raw Da'.E6])/10" office:value-type="float" office:value="3">
            <text:p>3</text:p>
          </table:table-cell>
          <table:table-cell table:style-name="ce22" table:formula="oooc:=ROUND(((['Line - Tach vs Sensors - Raw Da'.F6])/10);0)" office:value-type="float" office:value="30">
            <text:p>30</text:p>
          </table:table-cell>
          <table:table-cell table:style-name="ce22" table:formula="oooc:=(ABS(([.E6]-[.C6]))/[.E6])*10" office:value-type="float" office:value="0">
            <text:p>0</text:p>
          </table:table-cell>
          <table:table-cell table:style-name="ce22" table:formula="oooc:=(ABS(([.F6]-[.D6]))/[.F6])*10" office:value-type="float" office:value="0">
            <text:p>0</text:p>
          </table:table-cell>
        </table:table-row>
        <table:table-row table:style-name="ro3">
          <table:table-cell table:style-name="ce22" table:formula="oooc:=['Line - Tach vs Sensors - Raw Da'.A7]" office:value-type="float" office:value="1">
            <text:p>1</text:p>
          </table:table-cell>
          <table:table-cell table:style-name="ce22" table:formula="oooc:=['Line - Tach vs Sensors - Raw Da'.B7]" office:value-type="float" office:value="90">
            <text:p>90</text:p>
          </table:table-cell>
          <table:table-cell table:style-name="ce22" table:formula="oooc:=ROUND(((['Line - Tach vs Sensors - Raw Da'.C7])/10);0)" office:value-type="float" office:value="3">
            <text:p>3</text:p>
          </table:table-cell>
          <table:table-cell table:style-name="ce22" table:formula="oooc:=ROUND(((['Line - Tach vs Sensors - Raw Da'.D7])/10);0)" office:value-type="float" office:value="30">
            <text:p>30</text:p>
          </table:table-cell>
          <table:table-cell table:style-name="ce22" table:formula="oooc:=(['Line - Tach vs Sensors - Raw Da'.E7])/10" office:value-type="float" office:value="4">
            <text:p>4</text:p>
          </table:table-cell>
          <table:table-cell table:style-name="ce22" table:formula="oooc:=ROUND(((['Line - Tach vs Sensors - Raw Da'.F7])/10);0)" office:value-type="float" office:value="26">
            <text:p>26</text:p>
          </table:table-cell>
          <table:table-cell table:style-name="ce22" table:formula="oooc:=(ABS(([.E7]-[.C7]))/[.E7])*10" office:value-type="float" office:value="2.5">
            <text:p>2.5</text:p>
          </table:table-cell>
          <table:table-cell table:style-name="ce22" table:formula="oooc:=(ABS(([.F7]-[.D7]))/[.F7])*10" office:value-type="float" office:value="1.5384615384615385">
            <text:p>1.538461538</text:p>
          </table:table-cell>
        </table:table-row>
        <table:table-row table:style-name="ro3">
          <table:table-cell table:style-name="ce22" table:formula="oooc:=['Line - Tach vs Sensors - Raw Da'.A8]" office:value-type="float" office:value="1">
            <text:p>1</text:p>
          </table:table-cell>
          <table:table-cell table:style-name="ce22" table:formula="oooc:=['Line - Tach vs Sensors - Raw Da'.B8]" office:value-type="float" office:value="80">
            <text:p>80</text:p>
          </table:table-cell>
          <table:table-cell table:style-name="ce22" table:formula="oooc:=ROUND(((['Line - Tach vs Sensors - Raw Da'.C8])/10);0)" office:value-type="float" office:value="1">
            <text:p>1</text:p>
          </table:table-cell>
          <table:table-cell table:style-name="ce22" table:formula="oooc:=ROUND(((['Line - Tach vs Sensors - Raw Da'.D8])/10);0)" office:value-type="float" office:value="22">
            <text:p>22</text:p>
          </table:table-cell>
          <table:table-cell table:style-name="ce22" table:formula="oooc:=(['Line - Tach vs Sensors - Raw Da'.E8])/10" office:value-type="float" office:value="2">
            <text:p>2</text:p>
          </table:table-cell>
          <table:table-cell table:style-name="ce22" table:formula="oooc:=ROUND(((['Line - Tach vs Sensors - Raw Da'.F8])/10);0)" office:value-type="float" office:value="15">
            <text:p>15</text:p>
          </table:table-cell>
          <table:table-cell table:style-name="ce22" table:formula="oooc:=(ABS(([.E8]-[.C8]))/[.E8])*10" office:value-type="float" office:value="5">
            <text:p>5</text:p>
          </table:table-cell>
          <table:table-cell table:style-name="ce22" table:formula="oooc:=(ABS(([.F8]-[.D8]))/[.F8])*10" office:value-type="float" office:value="4.666666666666667">
            <text:p>4.666666667</text:p>
          </table:table-cell>
        </table:table-row>
        <table:table-row table:style-name="ro3">
          <table:table-cell table:style-name="ce22" table:formula="oooc:=['Line - Tach vs Sensors - Raw Da'.A9]" office:value-type="float" office:value="1">
            <text:p>1</text:p>
          </table:table-cell>
          <table:table-cell table:style-name="ce22" table:formula="oooc:=['Line - Tach vs Sensors - Raw Da'.B9]" office:value-type="float" office:value="80">
            <text:p>80</text:p>
          </table:table-cell>
          <table:table-cell table:style-name="ce22" table:formula="oooc:=ROUND(((['Line - Tach vs Sensors - Raw Da'.C9])/10);0)" office:value-type="float" office:value="2">
            <text:p>2</text:p>
          </table:table-cell>
          <table:table-cell table:style-name="ce22" table:formula="oooc:=ROUND(((['Line - Tach vs Sensors - Raw Da'.D9])/10);0)" office:value-type="float" office:value="22">
            <text:p>22</text:p>
          </table:table-cell>
          <table:table-cell table:style-name="ce22" table:formula="oooc:=(['Line - Tach vs Sensors - Raw Da'.E9])/10" office:value-type="float" office:value="2">
            <text:p>2</text:p>
          </table:table-cell>
          <table:table-cell table:style-name="ce22" table:formula="oooc:=ROUND(((['Line - Tach vs Sensors - Raw Da'.F9])/10);0)" office:value-type="float" office:value="20">
            <text:p>20</text:p>
          </table:table-cell>
          <table:table-cell table:style-name="ce22" table:formula="oooc:=(ABS(([.E9]-[.C9]))/[.E9])*10" office:value-type="float" office:value="0">
            <text:p>0</text:p>
          </table:table-cell>
          <table:table-cell table:style-name="ce22" table:formula="oooc:=(ABS(([.F9]-[.D9]))/[.F9])*10" office:value-type="float" office:value="1">
            <text:p>1</text:p>
          </table:table-cell>
        </table:table-row>
        <table:table-row table:style-name="ro3">
          <table:table-cell table:style-name="ce22" table:formula="oooc:=['Line - Tach vs Sensors - Raw Da'.A10]" office:value-type="float" office:value="1">
            <text:p>1</text:p>
          </table:table-cell>
          <table:table-cell table:style-name="ce22" table:formula="oooc:=['Line - Tach vs Sensors - Raw Da'.B10]" office:value-type="float" office:value="80">
            <text:p>80</text:p>
          </table:table-cell>
          <table:table-cell table:style-name="ce22" table:formula="oooc:=ROUND(((['Line - Tach vs Sensors - Raw Da'.C10])/10);0)" office:value-type="float" office:value="1">
            <text:p>1</text:p>
          </table:table-cell>
          <table:table-cell table:style-name="ce22" table:formula="oooc:=ROUND(((['Line - Tach vs Sensors - Raw Da'.D10])/10);0)" office:value-type="float" office:value="22">
            <text:p>22</text:p>
          </table:table-cell>
          <table:table-cell table:style-name="ce22" table:formula="oooc:=(['Line - Tach vs Sensors - Raw Da'.E10])/10" office:value-type="float" office:value="1">
            <text:p>1</text:p>
          </table:table-cell>
          <table:table-cell table:style-name="ce22" table:formula="oooc:=ROUND(((['Line - Tach vs Sensors - Raw Da'.F10])/10);0)" office:value-type="float" office:value="17">
            <text:p>17</text:p>
          </table:table-cell>
          <table:table-cell table:style-name="ce22" table:formula="oooc:=(ABS(([.E10]-[.C10]))/[.E10])*10" office:value-type="float" office:value="0">
            <text:p>0</text:p>
          </table:table-cell>
          <table:table-cell table:style-name="ce22" table:formula="oooc:=(ABS(([.F10]-[.D10]))/[.F10])*10" office:value-type="float" office:value="2.9411764705882355">
            <text:p>2.941176471</text:p>
          </table:table-cell>
        </table:table-row>
        <table:table-row table:style-name="ro3">
          <table:table-cell table:style-name="ce22" table:formula="oooc:=['Line - Tach vs Sensors - Raw Da'.A11]" office:value-type="float" office:value="1">
            <text:p>1</text:p>
          </table:table-cell>
          <table:table-cell table:style-name="ce22" table:formula="oooc:=['Line - Tach vs Sensors - Raw Da'.B11]" office:value-type="float" office:value="70">
            <text:p>70</text:p>
          </table:table-cell>
          <table:table-cell table:style-name="ce22" table:formula="oooc:=ROUND(((['Line - Tach vs Sensors - Raw Da'.C11])/10);0)" office:value-type="float" office:value="0">
            <text:p>0</text:p>
          </table:table-cell>
          <table:table-cell table:style-name="ce22" table:formula="oooc:=ROUND(((['Line - Tach vs Sensors - Raw Da'.D11])/10);0)" office:value-type="float" office:value="13">
            <text:p>13</text:p>
          </table:table-cell>
          <table:table-cell table:style-name="ce22" table:formula="oooc:=(['Line - Tach vs Sensors - Raw Da'.E11])/10" office:value-type="float" office:value="1">
            <text:p>1</text:p>
          </table:table-cell>
          <table:table-cell table:style-name="ce22" table:formula="oooc:=ROUND(((['Line - Tach vs Sensors - Raw Da'.F11])/10);0)" office:value-type="float" office:value="15">
            <text:p>15</text:p>
          </table:table-cell>
          <table:table-cell table:style-name="ce22" table:formula="oooc:=(ABS(([.E11]-[.C11]))/[.E11])*10" office:value-type="float" office:value="10">
            <text:p>10</text:p>
          </table:table-cell>
          <table:table-cell table:style-name="ce22" table:formula="oooc:=(ABS(([.F11]-[.D11]))/[.F11])*10" office:value-type="float" office:value="1.3333333333333333">
            <text:p>1.333333333</text:p>
          </table:table-cell>
        </table:table-row>
        <table:table-row table:style-name="ro3">
          <table:table-cell table:style-name="ce22" table:formula="oooc:=['Line - Tach vs Sensors - Raw Da'.A12]" office:value-type="float" office:value="1">
            <text:p>1</text:p>
          </table:table-cell>
          <table:table-cell table:style-name="ce22" table:formula="oooc:=['Line - Tach vs Sensors - Raw Da'.B12]" office:value-type="float" office:value="70">
            <text:p>70</text:p>
          </table:table-cell>
          <table:table-cell table:style-name="ce22" table:formula="oooc:=ROUND(((['Line - Tach vs Sensors - Raw Da'.C12])/10);0)" office:value-type="float" office:value="0">
            <text:p>0</text:p>
          </table:table-cell>
          <table:table-cell table:style-name="ce22" table:formula="oooc:=ROUND(((['Line - Tach vs Sensors - Raw Da'.D12])/10);0)" office:value-type="float" office:value="13">
            <text:p>13</text:p>
          </table:table-cell>
          <table:table-cell table:style-name="ce22" table:formula="oooc:=(['Line - Tach vs Sensors - Raw Da'.E12])/10" office:value-type="float" office:value="1">
            <text:p>1</text:p>
          </table:table-cell>
          <table:table-cell table:style-name="ce22" table:formula="oooc:=ROUND(((['Line - Tach vs Sensors - Raw Da'.F12])/10);0)" office:value-type="float" office:value="8">
            <text:p>8</text:p>
          </table:table-cell>
          <table:table-cell table:style-name="ce22" table:formula="oooc:=(ABS(([.E12]-[.C12]))/[.E12])*10" office:value-type="float" office:value="10">
            <text:p>10</text:p>
          </table:table-cell>
          <table:table-cell table:style-name="ce22" table:formula="oooc:=(ABS(([.F12]-[.D12]))/[.F12])*10" office:value-type="float" office:value="6.25">
            <text:p>6.25</text:p>
          </table:table-cell>
        </table:table-row>
        <table:table-row table:style-name="ro3">
          <table:table-cell table:style-name="ce22" table:formula="oooc:=['Line - Tach vs Sensors - Raw Da'.A13]" office:value-type="float" office:value="1">
            <text:p>1</text:p>
          </table:table-cell>
          <table:table-cell table:style-name="ce22" table:formula="oooc:=['Line - Tach vs Sensors - Raw Da'.B13]" office:value-type="float" office:value="70">
            <text:p>70</text:p>
          </table:table-cell>
          <table:table-cell table:style-name="ce22" table:formula="oooc:=ROUND(((['Line - Tach vs Sensors - Raw Da'.C13])/10);0)" office:value-type="float" office:value="0">
            <text:p>0</text:p>
          </table:table-cell>
          <table:table-cell table:style-name="ce22" table:formula="oooc:=ROUND(((['Line - Tach vs Sensors - Raw Da'.D13])/10);0)" office:value-type="float" office:value="13">
            <text:p>13</text:p>
          </table:table-cell>
          <table:table-cell table:style-name="ce22" table:formula="oooc:=(['Line - Tach vs Sensors - Raw Da'.E13])/10" office:value-type="float" office:value="1">
            <text:p>1</text:p>
          </table:table-cell>
          <table:table-cell table:style-name="ce22" table:formula="oooc:=ROUND(((['Line - Tach vs Sensors - Raw Da'.F13])/10);0)" office:value-type="float" office:value="8">
            <text:p>8</text:p>
          </table:table-cell>
          <table:table-cell table:style-name="ce22" table:formula="oooc:=(ABS(([.E13]-[.C13]))/[.E13])*10" office:value-type="float" office:value="10">
            <text:p>10</text:p>
          </table:table-cell>
          <table:table-cell table:style-name="ce22" table:formula="oooc:=(ABS(([.F13]-[.D13]))/[.F13])*10" office:value-type="float" office:value="6.25">
            <text:p>6.25</text:p>
          </table:table-cell>
        </table:table-row>
      </table:table>
      <table:table table:name="Line - Tach vs Sensors - Analys" table:style-name="ta5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3">
          <table:table-cell table:style-name="ce21" office:value-type="string">
            <text:p>Power</text:p>
          </table:table-cell>
          <table:table-cell table:style-name="ce21" office:value-type="string">
            <text:p>X Error</text:p>
          </table:table-cell>
          <table:table-cell table:style-name="ce21" office:value-type="string">
            <text:p>Y Error</text:p>
          </table:table-cell>
        </table:table-row>
        <table:table-row table:style-name="ro3">
          <table:table-cell table:style-name="ce22" office:value-type="float" office:value="100">
            <text:p>100</text:p>
          </table:table-cell>
          <table:table-cell table:style-name="ce22" table:formula="oooc:=AVERAGE(['Line - Tach vs Sensors - Signif'.G2:.G4])" office:value-type="float" office:value="3.095238095238095">
            <text:p>3.095238095</text:p>
          </table:table-cell>
          <table:table-cell table:style-name="ce22" table:formula="oooc:=AVERAGE(['Line - Tach vs Sensors - Signif'.H2:.H4])" office:value-type="float" office:value="1.3542436560729243">
            <text:p>1.354243656</text:p>
          </table:table-cell>
        </table:table-row>
        <table:table-row table:style-name="ro3">
          <table:table-cell table:style-name="ce22" office:value-type="float" office:value="90">
            <text:p>90</text:p>
          </table:table-cell>
          <table:table-cell table:style-name="ce22" table:formula="oooc:=AVERAGE(['Line - Tach vs Sensors - Signif'.G5:.G7])" office:value-type="float" office:value="1.9444444444444444">
            <text:p>1.944444444</text:p>
          </table:table-cell>
          <table:table-cell table:style-name="ce22" table:formula="oooc:=AVERAGE(['Line - Tach vs Sensors - Signif'.H5:.H7])" office:value-type="float" office:value="1.0256410256410258">
            <text:p>1.025641026</text:p>
          </table:table-cell>
        </table:table-row>
        <table:table-row table:style-name="ro3">
          <table:table-cell table:style-name="ce22" office:value-type="float" office:value="80">
            <text:p>80</text:p>
          </table:table-cell>
          <table:table-cell table:style-name="ce22" table:formula="oooc:=AVERAGE(['Line - Tach vs Sensors - Signif'.G8:.G10])" office:value-type="float" office:value="1.6666666666666667">
            <text:p>1.666666667</text:p>
          </table:table-cell>
          <table:table-cell table:style-name="ce22" table:formula="oooc:=AVERAGE(['Line - Tach vs Sensors - Signif'.H8:.H10])" office:value-type="float" office:value="2.8692810457516345">
            <text:p>2.869281046</text:p>
          </table:table-cell>
        </table:table-row>
        <table:table-row table:style-name="ro3">
          <table:table-cell table:style-name="ce22" office:value-type="float" office:value="70">
            <text:p>70</text:p>
          </table:table-cell>
          <table:table-cell table:style-name="ce22" table:formula="oooc:=AVERAGE(['Line - Tach vs Sensors - Signif'.G10:.G13])" office:value-type="float" office:value="7.5">
            <text:p>7.5</text:p>
          </table:table-cell>
          <table:table-cell table:style-name="ce22" table:formula="oooc:=AVERAGE(['Line - Tach vs Sensors - Signif'.H10:.H13])" office:value-type="float" office:value="4.193627450980392">
            <text:p>4.193627451</text:p>
          </table:table-cell>
        </table:table-row>
      </table:table>
      <table:table table:name="Rotation - Tach vs Rule" table:style-name="ta6" table:print="false">
        <office:forms form:automatic-focus="false" form:apply-design-mode="false"/>
        <table:table-column table:style-name="co6" table:number-columns-repeated="19" table:default-cell-style-name="ce-1"/>
        <table:table-column table:style-name="co6" table:default-cell-style-name="ce15" table:number-columns-repeated="237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Power</text:p>
          </table:table-cell>
          <table:table-cell table:style-name="ce21" office:value-type="string">
            <text:p>Tach Heading</text:p>
          </table:table-cell>
          <table:table-cell table:style-name="ce21" office:value-type="string">
            <text:p>Ruler Heading</text:p>
          </table:table-cell>
          <table:table-cell table:style-name="ce21" office:value-type="string">
            <text:p>Normalized Erro (Ruler-Tach)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-278">
            <text:p>-278</text:p>
          </table:table-cell>
          <table:table-cell table:style-name="ce22" office:value-type="float" office:value="-295">
            <text:p>-295</text:p>
          </table:table-cell>
          <table:table-cell table:style-name="ce22" table:formula="oooc:=(ABS((ABS([.D2])-ABS([.C2])))/ABS([.D2]))*100" office:value-type="float" office:value="5.762711864406779">
            <text:p>5.762711864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-299">
            <text:p>-299</text:p>
          </table:table-cell>
          <table:table-cell table:style-name="ce22" office:value-type="float" office:value="-292">
            <text:p>-292</text:p>
          </table:table-cell>
          <table:table-cell table:style-name="ce22" table:formula="oooc:=(ABS((ABS([.D3])-ABS([.C3])))/ABS([.D3]))*100" office:value-type="float" office:value="2.3972602739726026">
            <text:p>2.397260274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-296">
            <text:p>-296</text:p>
          </table:table-cell>
          <table:table-cell table:style-name="ce22" office:value-type="float" office:value="-295">
            <text:p>-295</text:p>
          </table:table-cell>
          <table:table-cell table:style-name="ce22" table:formula="oooc:=(ABS((ABS([.D4])-ABS([.C4])))/ABS([.D4]))*100" office:value-type="float" office:value="0.3389830508474576">
            <text:p>0.338983051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-225">
            <text:p>-225</text:p>
          </table:table-cell>
          <table:table-cell table:style-name="ce22" office:value-type="float" office:value="-214">
            <text:p>-214</text:p>
          </table:table-cell>
          <table:table-cell table:style-name="ce22" table:formula="oooc:=(ABS((ABS([.D5])-ABS([.C5])))/ABS([.D5]))*100" office:value-type="float" office:value="5.14018691588785">
            <text:p>5.140186916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-217">
            <text:p>-217</text:p>
          </table:table-cell>
          <table:table-cell table:style-name="ce22" office:value-type="float" office:value="-210">
            <text:p>-210</text:p>
          </table:table-cell>
          <table:table-cell table:style-name="ce22" table:formula="oooc:=(ABS((ABS([.D6])-ABS([.C6])))/ABS([.D6]))*100" office:value-type="float" office:value="3.3333333333333335">
            <text:p>3.33333333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-219">
            <text:p>-219</text:p>
          </table:table-cell>
          <table:table-cell table:style-name="ce22" office:value-type="float" office:value="-212">
            <text:p>-212</text:p>
          </table:table-cell>
          <table:table-cell table:style-name="ce22" table:formula="oooc:=(ABS((ABS([.D7])-ABS([.C7])))/ABS([.D7]))*100" office:value-type="float" office:value="3.30188679245283">
            <text:p>3.301886792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-139">
            <text:p>-139</text:p>
          </table:table-cell>
          <table:table-cell table:style-name="ce22" office:value-type="float" office:value="-130">
            <text:p>-130</text:p>
          </table:table-cell>
          <table:table-cell table:style-name="ce22" table:formula="oooc:=(ABS((ABS([.D8])-ABS([.C8])))/ABS([.D8]))*100" office:value-type="float" office:value="6.923076923076923">
            <text:p>6.92307692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-136">
            <text:p>-136</text:p>
          </table:table-cell>
          <table:table-cell table:style-name="ce22" office:value-type="float" office:value="-128">
            <text:p>-128</text:p>
          </table:table-cell>
          <table:table-cell table:style-name="ce22" table:formula="oooc:=(ABS((ABS([.D9])-ABS([.C9])))/ABS([.D9]))*100" office:value-type="float" office:value="6.25">
            <text:p>6.25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-132">
            <text:p>-132</text:p>
          </table:table-cell>
          <table:table-cell table:style-name="ce22" office:value-type="float" office:value="-128">
            <text:p>-128</text:p>
          </table:table-cell>
          <table:table-cell table:style-name="ce22" table:formula="oooc:=(ABS((ABS([.D10])-ABS([.C10])))/ABS([.D10]))*100" office:value-type="float" office:value="3.125">
            <text:p>3.125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-45">
            <text:p>-45</text:p>
          </table:table-cell>
          <table:table-cell table:style-name="ce22" office:value-type="float" office:value="-30">
            <text:p>-30</text:p>
          </table:table-cell>
          <table:table-cell table:style-name="ce22" table:formula="oooc:=(ABS((ABS([.D11])-ABS([.C11])))/ABS([.D11]))*100" office:value-type="float" office:value="50">
            <text:p>50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-36">
            <text:p>-36</text:p>
          </table:table-cell>
          <table:table-cell table:style-name="ce22" office:value-type="float" office:value="-30">
            <text:p>-30</text:p>
          </table:table-cell>
          <table:table-cell table:style-name="ce22" table:formula="oooc:=(ABS((ABS([.D12])-ABS([.C12])))/ABS([.D12]))*100" office:value-type="float" office:value="20">
            <text:p>20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-36">
            <text:p>-36</text:p>
          </table:table-cell>
          <table:table-cell table:style-name="ce22" office:value-type="float" office:value="-30">
            <text:p>-30</text:p>
          </table:table-cell>
          <table:table-cell table:style-name="ce22" table:formula="oooc:=(ABS((ABS([.D13])-ABS([.C13])))/ABS([.D13]))*100" office:value-type="float" office:value="20">
            <text:p>20</text:p>
          </table:table-cell>
        </table:table-row>
      </table:table>
      <table:table table:name="Rotaion - Tach vs Rule - Analys" table:style-name="ta7" table:print="false">
        <office:forms form:automatic-focus="false" form:apply-design-mode="false"/>
        <table:table-column table:style-name="co7" table:number-columns-repeated="20" table:default-cell-style-name="ce-1"/>
        <table:table-column table:style-name="co7" table:default-cell-style-name="ce15" table:number-columns-repeated="236"/>
        <table:table-row table:style-name="ro3">
          <table:table-cell table:style-name="ce21" office:value-type="string">
            <text:p>Power</text:p>
          </table:table-cell>
          <table:table-cell table:style-name="ce21" office:value-type="string">
            <text:p>Heading</text:p>
          </table:table-cell>
        </table:table-row>
        <table:table-row table:style-name="ro3">
          <table:table-cell table:style-name="ce22" office:value-type="float" office:value="100">
            <text:p>100</text:p>
          </table:table-cell>
          <table:table-cell table:style-name="ce22" table:formula="oooc:=AVERAGE(['Rotation - Tach vs Rule'.E2:.E4])" office:value-type="float" office:value="2.8329850630756135">
            <text:p>2.832985063</text:p>
          </table:table-cell>
        </table:table-row>
        <table:table-row table:style-name="ro3">
          <table:table-cell table:style-name="ce22" office:value-type="float" office:value="90">
            <text:p>90</text:p>
          </table:table-cell>
          <table:table-cell table:style-name="ce22" table:formula="oooc:=AVERAGE(['Rotation - Tach vs Rule'.E5:.E7])" office:value-type="float" office:value="3.925135680558004">
            <text:p>3.925135681</text:p>
          </table:table-cell>
        </table:table-row>
        <table:table-row table:style-name="ro3">
          <table:table-cell table:style-name="ce22" office:value-type="float" office:value="80">
            <text:p>80</text:p>
          </table:table-cell>
          <table:table-cell table:style-name="ce22" table:formula="oooc:=AVERAGE(['Rotation - Tach vs Rule'.E8:.E10])" office:value-type="float" office:value="5.4326923076923075">
            <text:p>5.432692308</text:p>
          </table:table-cell>
        </table:table-row>
        <table:table-row table:style-name="ro3">
          <table:table-cell table:style-name="ce22" office:value-type="float" office:value="70">
            <text:p>70</text:p>
          </table:table-cell>
          <table:table-cell table:style-name="ce22" table:formula="oooc:=AVERAGE(['Rotation - Tach vs Rule'.E11:.E13])" office:value-type="float" office:value="30">
            <text:p>30</text:p>
          </table:table-cell>
        </table:table-row>
      </table:table>
      <table:table table:name="Rotation - Tach vs Sensor" table:style-name="ta8" table:print="false">
        <office:forms form:automatic-focus="false" form:apply-design-mode="false"/>
        <table:table-column table:style-name="co8" table:number-columns-repeated="20" table:default-cell-style-name="ce-1"/>
        <table:table-column table:style-name="co8" table:default-cell-style-name="ce15" table:number-columns-repeated="236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Power</text:p>
          </table:table-cell>
          <table:table-cell table:style-name="ce21" office:value-type="string">
            <text:p>Tach Heading</text:p>
          </table:table-cell>
          <table:table-cell table:style-name="ce21" office:value-type="string">
            <text:p>Sensor Heading</text:p>
          </table:table-cell>
          <table:table-cell table:style-name="ce21" office:value-type="string">
            <text:p>Normalized Error (Tach-Sensor)</text:p>
          </table:table-cell>
          <table:table-cell table:number-columns-repeated="3" table:style-name="ce21"/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0.75">
            <text:p>60.75</text:p>
          </table:table-cell>
          <table:table-cell table:style-name="ce22" office:value-type="float" office:value="-229.7">
            <text:p>-229.7</text:p>
          </table:table-cell>
          <table:table-cell table:style-name="ce22" table:formula="oooc:=(ABS((ABS([.C2])-ABS([.D2])))/ABS([.D2]))*100" office:value-type="float" office:value="73.55245973008272">
            <text:p>73.5524597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-205">
            <text:p>-205</text:p>
          </table:table-cell>
          <table:table-cell table:style-name="ce22" table:formula="oooc:=(ABS((ABS([.C3])-ABS([.D3])))/ABS([.D3]))*100" office:value-type="float" office:value="71.70731707317073">
            <text:p>71.7073170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6.5">
            <text:p>56.5</text:p>
          </table:table-cell>
          <table:table-cell table:style-name="ce22" office:value-type="float" office:value="-207.7">
            <text:p>-207.7</text:p>
          </table:table-cell>
          <table:table-cell table:style-name="ce22" table:formula="oooc:=(ABS((ABS([.C4])-ABS([.D4])))/ABS([.D4]))*100" office:value-type="float" office:value="72.79730380356283">
            <text:p>72.7973038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0.5">
            <text:p>60.5</text:p>
          </table:table-cell>
          <table:table-cell table:style-name="ce22" office:value-type="float" office:value="-124.3">
            <text:p>-124.3</text:p>
          </table:table-cell>
          <table:table-cell table:style-name="ce22" table:formula="oooc:=(ABS((ABS([.C5])-ABS([.D5])))/ABS([.D5]))*100" office:value-type="float" office:value="51.32743362831859">
            <text:p>51.3274336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1.25">
            <text:p>71.25</text:p>
          </table:table-cell>
          <table:table-cell table:style-name="ce22" office:value-type="float" office:value="-142.3">
            <text:p>-142.3</text:p>
          </table:table-cell>
          <table:table-cell table:style-name="ce22" table:formula="oooc:=(ABS((ABS([.C6])-ABS([.D6])))/ABS([.D6]))*100" office:value-type="float" office:value="49.92972593113142">
            <text:p>49.9297259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0.75">
            <text:p>70.75</text:p>
          </table:table-cell>
          <table:table-cell table:style-name="ce22" office:value-type="float" office:value="-148.4">
            <text:p>-148.4</text:p>
          </table:table-cell>
          <table:table-cell table:style-name="ce22" table:formula="oooc:=(ABS((ABS([.C7])-ABS([.D7])))/ABS([.D7]))*100" office:value-type="float" office:value="52.32479784366577">
            <text:p>52.32479784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-75.2">
            <text:p>-75.2</text:p>
          </table:table-cell>
          <table:table-cell table:style-name="ce22" table:formula="oooc:=(ABS((ABS([.C8])-ABS([.D8])))/ABS([.D8]))*100" office:value-type="float" office:value="10.90425531914894">
            <text:p>10.90425532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9.75">
            <text:p>69.75</text:p>
          </table:table-cell>
          <table:table-cell table:style-name="ce22" office:value-type="float" office:value="-70">
            <text:p>-70</text:p>
          </table:table-cell>
          <table:table-cell table:style-name="ce22" table:formula="oooc:=(ABS((ABS([.C9])-ABS([.D9])))/ABS([.D9]))*100" office:value-type="float" office:value="0.35714285714285715">
            <text:p>0.35714285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-98.8">
            <text:p>-98.8</text:p>
          </table:table-cell>
          <table:table-cell table:style-name="ce22" table:formula="oooc:=(ABS((ABS([.C10])-ABS([.D10])))/ABS([.D10]))*100" office:value-type="float" office:value="19.028340080971656">
            <text:p>19.02834008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8.75">
            <text:p>78.75</text:p>
          </table:table-cell>
          <table:table-cell table:style-name="ce22" office:value-type="float" office:value="-10.8">
            <text:p>-10.8</text:p>
          </table:table-cell>
          <table:table-cell table:style-name="ce22" table:formula="oooc:=(ABS((ABS([.C11])-ABS([.D11])))/ABS([.D11]))*100" office:value-type="float" office:value="629.1666666666666">
            <text:p>629.1666667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1.5">
            <text:p>91.5</text:p>
          </table:table-cell>
          <table:table-cell table:style-name="ce22" office:value-type="float" office:value="-21.5">
            <text:p>-21.5</text:p>
          </table:table-cell>
          <table:table-cell table:style-name="ce22" table:formula="oooc:=(ABS((ABS([.C12])-ABS([.D12])))/ABS([.D12]))*100" office:value-type="float" office:value="325.5813953488372">
            <text:p>325.5813953</text:p>
          </table:table-cell>
        </table:table-row>
        <table:table-row table:style-name="ro3"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1.75">
            <text:p>81.75</text:p>
          </table:table-cell>
          <table:table-cell table:style-name="ce22" office:value-type="float" office:value="-23.1">
            <text:p>-23.1</text:p>
          </table:table-cell>
          <table:table-cell table:style-name="ce22" table:formula="oooc:=(ABS((ABS([.C13])-ABS([.D13])))/ABS([.D13]))*100" office:value-type="float" office:value="253.89610389610388">
            <text:p>253.8961039</text:p>
          </table:table-cell>
        </table:table-row>
      </table:table>
      <table:table table:name="Rotation - Tach vs Sensor - Ana" table:style-name="ta9" table:print="false">
        <office:forms form:automatic-focus="false" form:apply-design-mode="false"/>
        <table:table-column table:style-name="co9" table:number-columns-repeated="20" table:default-cell-style-name="ce-1"/>
        <table:table-column table:style-name="co9" table:default-cell-style-name="ce15" table:number-columns-repeated="236"/>
        <table:table-row table:style-name="ro3">
          <table:table-cell table:style-name="ce21" office:value-type="string">
            <text:p>Power</text:p>
          </table:table-cell>
          <table:table-cell table:style-name="ce21" office:value-type="string">
            <text:p>Heading</text:p>
          </table:table-cell>
        </table:table-row>
        <table:table-row table:style-name="ro3">
          <table:table-cell table:style-name="ce22" office:value-type="float" office:value="100">
            <text:p>100</text:p>
          </table:table-cell>
          <table:table-cell table:style-name="ce22" table:formula="oooc:=AVERAGE(['Rotation - Tach vs Sensor'.E2:.E4])" office:value-type="float" office:value="72.68569353560542">
            <text:p>72.68569354</text:p>
          </table:table-cell>
        </table:table-row>
        <table:table-row table:style-name="ro3">
          <table:table-cell table:style-name="ce22" office:value-type="float" office:value="90">
            <text:p>90</text:p>
          </table:table-cell>
          <table:table-cell table:style-name="ce22" table:formula="oooc:=AVERAGE(['Rotation - Tach vs Sensor'.E5:.E7])" office:value-type="float" office:value="51.19398580103859">
            <text:p>51.1939858</text:p>
          </table:table-cell>
        </table:table-row>
        <table:table-row table:style-name="ro3">
          <table:table-cell table:style-name="ce22" office:value-type="float" office:value="80">
            <text:p>80</text:p>
          </table:table-cell>
          <table:table-cell table:style-name="ce22" table:formula="oooc:=AVERAGE(['Rotation - Tach vs Sensor'.E8:.E10])" office:value-type="float" office:value="10.096579419087817">
            <text:p>10.09657942</text:p>
          </table:table-cell>
        </table:table-row>
        <table:table-row table:style-name="ro3">
          <table:table-cell table:style-name="ce22" office:value-type="float" office:value="70">
            <text:p>70</text:p>
          </table:table-cell>
          <table:table-cell table:style-name="ce22" table:formula="oooc:=AVERAGE(['Rotation - Tach vs Sensor'.E11:.E13])" office:value-type="float" office:value="402.8813886372025">
            <text:p>402.88138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ine - Tach vs Rule" style:display-name="PageStyle_Line - Tach vs Rul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ine - Tach vs Rule - Analysis" style:display-name="PageStyle_Line - Tach vs Rule - Analysi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ine - Tach vs Sensors - Raw Da" style:display-name="PageStyle_Line - Tach vs Sensors - Raw D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Line - Tach vs Sensors - Signif" style:display-name="PageStyle_Line - Tach vs Sensors - Signi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ine - Tach vs Sensors - Analys" style:display-name="PageStyle_Line - Tach vs Sensors - Analy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otation - Tach vs Rule" style:display-name="PageStyle_Rotation - Tach vs Rul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Rotaion - Tach vs Rule - Analys" style:display-name="PageStyle_Rotaion - Tach vs Rule - Analy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otation - Tach vs Sensor" style:display-name="PageStyle_Rotation - Tach vs Sensor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Rotation - Tach vs Sensor - Ana" style:display-name="PageStyle_Rotation - Tach vs Sensor - Ana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